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text-indent="0in" style:auto-text-indent="false" style:page-number="auto" fo:background-color="transparent"/>
      <style:text-properties style:font-name="Arial1" fo:font-size="12pt" officeooo:paragraph-rsid="002a3c99" style:font-size-asian="12pt" style:font-size-complex="12pt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1f5314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212840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1" fo:font-size="12pt" officeooo:rsid="001f5314" officeooo:paragraph-rsid="002fbc0a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1" fo:font-size="12pt" officeooo:rsid="002277a9" officeooo:paragraph-rsid="002277a9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/>
      <style:text-properties style:font-name="Arial1" fo:font-size="12pt" officeooo:paragraph-rsid="002a3c99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/>
      <style:text-properties style:font-name="Arial1" fo:font-size="12pt" officeooo:paragraph-rsid="0018cf6f" style:font-size-asian="12pt" style:font-size-complex="12pt"/>
    </style:style>
    <style:style style:name="P10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289048" style:font-size-asian="12pt" style:font-size-complex="12pt"/>
    </style:style>
    <style:style style:name="P11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2d2193" style:font-size-asian="12pt" style:font-size-complex="12pt"/>
    </style:style>
    <style:style style:name="P12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18cf6f" style:font-size-asian="12pt" style:font-size-complex="12pt"/>
    </style:style>
    <style:style style:name="P13" style:family="paragraph" style:parent-style-name="Standard">
      <style:paragraph-properties fo:margin-top="0in" fo:margin-bottom="0.139in" loext:contextual-spacing="false"/>
      <style:text-properties style:font-name="Arial1" fo:font-size="12pt" officeooo:paragraph-rsid="0033a9c5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/>
      <style:text-properties style:font-name="Arial1" fo:font-size="12pt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/>
      <style:text-properties style:font-name="Arial1" fo:font-size="12pt" officeooo:rsid="002277a9" officeooo:paragraph-rsid="002277a9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Arial1" fo:font-size="12pt" officeooo:rsid="00373a4d" officeooo:paragraph-rsid="00373a4d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Arial1" fo:font-size="12pt" officeooo:paragraph-rsid="00373a4d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1" fo:font-size="12pt" officeooo:paragraph-rsid="00373a4d" style:font-size-asian="12pt" style:font-size-complex="12pt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style:page-number="1"/>
      <style:text-properties style:font-name="Arial1" fo:font-size="12pt" fo:font-weight="bold" officeooo:rsid="00373a4d" officeooo:paragraph-rsid="00373a4d" style:font-size-asian="12pt" style:font-weight-asian="bold" style:font-size-complex="12pt"/>
    </style:style>
    <style:style style:name="P20" style:family="paragraph">
      <style:paragraph-properties fo:text-align="start"/>
      <style:text-properties fo:color="#000000" style:text-line-through-style="none" style:text-line-through-type="none" style:font-name="Arial" fo:font-size="12pt" fo:font-style="normal" style:text-underline-style="none" fo:font-weight="normal"/>
    </style:style>
    <style:style style:name="P21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73a4d" style:font-weight-asian="bold"/>
    </style:style>
    <style:style style:name="T3" style:family="text">
      <style:text-properties fo:color="#000000" fo:background-color="#00ff00" loext:char-shading-value="0"/>
    </style:style>
    <style:style style:name="T4" style:family="text">
      <style:text-properties officeooo:rsid="002d2193"/>
    </style:style>
    <style:style style:name="T5" style:family="text">
      <style:text-properties officeooo:rsid="0034c064"/>
    </style:style>
    <style:style style:name="T6" style:family="text">
      <style:text-properties officeooo:rsid="00373a4d"/>
    </style:style>
    <style:style style:name="gr1" style:family="graphic">
      <style:graphic-properties fo:border="solid #999999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 style:data-style-name="C10107">
      <style:graphic-properties fo:border="solid #999999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solid #999999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4" form:control-implementation="ooo:com.sun.star.form.component.TextField" xml:id="control1" form:id="control1" form:current-value="Your name" form:value="Your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Formatted Field 1" form:control-implementation="ooo:com.sun.star.form.component.NumericField" xml:id="control2" form:id="control2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 form:name="Formatted Field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Formatted Field 1" form:control-implementation="ooo:com.sun.star.form.component.DateField" xml:id="control4" form:id="control4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ObjIDinMSO" office:value-type="float" office:value="65535"/>
              <form:property form:property-name="Text" office:value-type="string" office:string-value="DD-MM-YYYY"/>
            </form:properties>
          </form:date>
          <form:formatted-text form:name="Formatted Field 1" form:control-implementation="ooo:com.sun.star.form.component.NumericField" xml:id="control5" form:id="control5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 form:name="Formatted Field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ormatted-text form:name="Formatted Field 1" form:control-implementation="ooo:com.sun.star.form.component.NumericField" xml:id="control7" form:id="control7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ObjIDinMSO" office:value-type="float" office:value="65535"/>
            </form:properties>
          </form:formatted-text>
          <form:textarea form:name="Formatted Field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9" form:id="control9" form:current-value="name of school(s)" form:value="name of school(s)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" form:control-implementation="ooo:com.sun.star.form.component.TextField" xml:id="control10" form:id="control10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Formatted Field 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2" form:control-implementation="ooo:com.sun.star.form.component.TextField" xml:id="control12" form:id="control12" form:current-value="Your name" form:value="Your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Formatted Field 1" form:control-implementation="ooo:com.sun.star.form.component.DateField" xml:id="control13" form:id="control1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ObjIDinMSO" office:value-type="float" office:value="65535"/>
              <form:property form:property-name="Text" office:value-type="string" office:string-value="DD-MM-YYYY"/>
            </form:properties>
          </form:date>
          <form:textarea form:name="Formatted Field 1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ormatted Field 1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irector: Metro East education District</text:p>
      <text:p text:style-name="P17"><text:span text:style-name="T6">Mr Benjamin Schereka</text:span></text:p>
      <text:p text:style-name="P16">Belhar Road</text:p>
      <text:p text:style-name="P16">Off Nooienfontein Road</text:p>
      <text:p text:style-name="P3"><text:span text:style-name="T6">Kuilsrivier</text:span> <text:span text:style-name="T6">7580</text:span></text:p>
      <text:p text:style-name="P3"/>
      <text:p text:style-name="P18">Fax number:<text:tab/><text:tab/><text:span text:style-name="T6">021 903 9484</text:span></text:p>
      <text:p text:style-name="P18">Email <text:tab/><text:tab/><text:tab/><text:span text:style-name="T6">zainunissa.meyer@westerncape.gov.za</text:span></text:p>
      <text:p text:style-name="P8">From<text:tab/><text:tab/><text:tab/><draw:control text:anchor-type="as-char" svg:y="-0.1925in" draw:z-index="1" draw:name="Shape3" draw:style-name="gr2" draw:text-style-name="P20" svg:width="3.1043in" svg:height="0.2504in" draw:control="control1"/></text:p>
      <text:p text:style-name="P1">Date<text:tab/><text:tab/><text:tab/><draw:control text:anchor-type="as-char" svg:y="-0.1925in" draw:z-index="9" draw:name="Shape3" draw:style-name="gr2" draw:text-style-name="P20" svg:width="3.1043in" svg:height="0.2504in" draw:control="control10"/></text:p>
      <text:p text:style-name="P18">Subject<text:tab/><text:tab/><text:span text:style-name="T2">Appeal against refusal of admission of my child</text:span></text:p>
      <text:p text:style-name="P10"/>
      <text:p text:style-name="P18">Dear <text:span text:style-name="T6">Mr Schereka</text:span>,</text:p>
      <text:p text:style-name="P2"/>
      <text:p text:style-name="P2">I would like to object against the following Primary School/s for refusing to admit my child as per South African Schools Act Section 5 (1) for admission of learners to public <text:span text:style-name="T5">sc</text:span>hools:</text:p>
      <text:p text:style-name="P2"><draw:control text:anchor-type="as-char" draw:z-index="8" draw:name="Shape4" draw:style-name="gr4" draw:text-style-name="P20" svg:width="6.2677in" svg:height="0.6307in" draw:control="control9"/></text:p>
      <text:p text:style-name="P2">The details of the application made are as follows:</text:p>
      <text:p text:style-name="P4"/>
      <text:p text:style-name="P6">Date of application<text:tab/><text:tab/><text:tab/><text:tab/><draw:control text:anchor-type="as-char" svg:y="-0.1583in" draw:z-index="12" draw:name="Shape2" draw:style-name="gr3" draw:text-style-name="P20" svg:width="3.2677in" svg:height="0.4004in" draw:control="control13"/></text:p>
      <text:p text:style-name="P4">Waiting list number given (if any)<text:tab/><text:tab/><draw:control text:anchor-type="as-char" svg:y="-0.1583in" draw:z-index="6" draw:name="Shape2" draw:style-name="gr1" draw:text-style-name="P20" svg:width="3.2677in" svg:height="0.4004in" draw:control="control2"/></text:p>
      <text:p text:style-name="P5">Full names of learner<text:tab/><text:tab/><text:tab/><draw:control text:anchor-type="as-char" svg:y="-0.1583in" draw:z-index="0" draw:name="Shape2" draw:style-name="gr1" draw:text-style-name="P20" svg:width="3.2677in" svg:height="0.4004in" draw:control="control3"/></text:p>
      <text:p text:style-name="P7">Date of birth<text:tab/><text:tab/><text:tab/><text:tab/><text:tab/><draw:control text:anchor-type="as-char" svg:y="-0.1583in" draw:z-index="7" draw:name="Shape2" draw:style-name="gr3" draw:text-style-name="P20" svg:width="3.2677in" svg:height="0.4004in" draw:control="control4"/></text:p>
      <text:p text:style-name="P7">Grade applied for<text:tab/><text:tab/><text:tab/><text:tab/><draw:control text:anchor-type="as-char" svg:y="-0.1583in" draw:z-index="2" draw:name="Shape2" draw:style-name="gr1" draw:text-style-name="P20" svg:width="3.2677in" svg:height="0.4004in" draw:control="control5"/></text:p>
      <text:p text:style-name="P7">Previous school attended <text:span text:style-name="T6">(if relevant)<text:tab/></text:span><draw:control text:anchor-type="as-char" svg:y="-0.1583in" draw:z-index="3" draw:name="Shape2" draw:style-name="gr1" draw:text-style-name="P20" svg:width="3.2677in" svg:height="0.4004in" draw:control="control6"/></text:p>
      <text:p text:style-name="P7">Last grade passed <text:tab/><text:tab/><text:tab/><text:tab/><draw:control text:anchor-type="as-char" svg:y="-0.1583in" draw:z-index="4" draw:name="Shape2" draw:style-name="gr1" draw:text-style-name="P20" svg:width="3.2677in" svg:height="0.4004in" draw:control="control7"/></text:p>
      <text:p text:style-name="P7"/>
      <text:p text:style-name="P7"><text:soft-page-break/>Any further details of the applicated process to date</text:p>
      <text:p text:style-name="P7"><draw:control text:anchor-type="as-char" svg:y="-0.1583in" draw:z-index="5" draw:name="Shape2" draw:style-name="gr1" draw:text-style-name="P20" svg:width="6.2677in" svg:height="0.7378in" draw:control="control8"/></text:p>
      <text:p text:style-name="P2">The reasons given by the school for were as follows: <text:span text:style-name="T3">(See letter from school attached)</text:span></text:p>
      <text:p text:style-name="P11"><draw:control text:anchor-type="as-char" svg:y="-0.1583in" draw:z-index="10" draw:name="Shape2" draw:style-name="gr1" draw:text-style-name="P20" svg:width="6.2705in" svg:height="1.2504in" draw:control="control11"/></text:p>
      <text:p text:style-name="P2">My motivation for why my child should be admitted to this school are:</text:p>
      <text:p text:style-name="P13"><draw:control text:anchor-type="as-char" svg:y="-0.1583in" draw:z-index="13" draw:name="Shape2" draw:style-name="gr1" draw:text-style-name="P20" svg:width="6.2705in" svg:height="1.2504in" draw:control="control14"/></text:p>
      <text:p text:style-name="P2">My <text:span text:style-name="T4">c</text:span>ontact <text:span text:style-name="T4">d</text:span>etails are:</text:p>
      <text:p text:style-name="P13"><draw:control text:anchor-type="as-char" svg:y="-0.1583in" draw:z-index="14" draw:name="Shape2" draw:style-name="gr1" draw:text-style-name="P20" svg:width="6.2705in" svg:height="1.2504in" draw:control="control15"/></text:p>
      <text:p text:style-name="P2">I request that you give due consideration to my case as a matter of urgency, as my child is currently out of school <text:s/>/ will be out of school should placement not happen timeously.</text:p>
      <text:p text:style-name="P2"/>
      <text:p text:style-name="P2"/>
      <text:p text:style-name="P9">Yours <text:span text:style-name="T6">s</text:span>incerely,</text:p>
      <text:p text:style-name="P12"/>
      <text:p text:style-name="P11"><draw:control text:anchor-type="as-char" svg:y="-0.1925in" draw:z-index="11" draw:name="Shape3" draw:style-name="gr2" draw:text-style-name="P21" svg:width="3.1043in" svg:height="0.2504in" draw:control="control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ZA" fo:font-style="normal" style:text-underline-style="none" fo:font-weight="normal" style:letter-kerning="true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ZA" fo:font-style="normal" style:text-underline-style="none" fo:font-weight="normal" style:letter-kerning="true" style:font-name-asian="Calibri2" style:font-size-asian="11pt" style:language-asian="zh" style:country-asian="CN" style:font-style-asian="normal" style:font-weight-asian="normal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0-05T10:38:11.572981738</dc:date>
    <meta:editing-duration>PT39M3S</meta:editing-duration>
    <meta:editing-cycles>23</meta:editing-cycles>
    <meta:document-statistic meta:table-count="0" meta:image-count="0" meta:object-count="0" meta:page-count="2" meta:paragraph-count="32" meta:word-count="181" meta:character-count="1108" meta:non-whitespace-character-count="917"/>
  </office:meta>
</office:document-meta>
</file>